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4.583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54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 style:data-style-name="N1">
      <style:table-cell-properties fo:padding="0.071cm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ackground-color="transparent" fo:padding="0.071cm"/>
    </style:style>
    <style:style style:name="ce14" style:family="table-cell" style:parent-style-name="Default" style:data-style-name="N100">
      <style:table-cell-properties fo:padding="0.071cm"/>
    </style:style>
    <style:style style:name="ce15" style:family="table-cell" style:parent-style-name="Default" style:data-style-name="N100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00">
      <style:table-cell-properties fo:padding="0.071cm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none" style:diagonal-bl-tr="none" style:diagonal-tl-br="none" fo:border-left="none" fo:padding="0.071cm" fo:border-right="0.31pt solid #1a1a1a" style:rotation-align="none" fo:border-top="none"/>
    </style:style>
    <style:style style:name="ce18" style:family="table-cell" style:parent-style-name="Default" style:data-style-name="N100">
      <style:table-cell-properties fo:border-bottom="none" fo:background-color="#ffff00" style:diagonal-bl-tr="none" style:diagonal-tl-br="none" fo:border-left="none" fo:padding="0.071cm" fo:border-right="0.31pt solid #1a1a1a" style:rotation-align="none" fo:border-top="none"/>
    </style:style>
    <style:style style:name="ce19" style:family="table-cell" style:parent-style-name="Default" style:data-style-name="N100">
      <style:table-cell-properties fo:background-color="#ffff00" fo:padding="0.071cm"/>
    </style:style>
    <style:style style:name="ce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122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2" style:family="table-cell" style:parent-style-name="Default" style:data-style-name="N122">
      <style:table-cell-properties fo:padding="0.071cm"/>
    </style:style>
    <style:style style:name="ce23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24" style:family="table-cell" style:parent-style-name="Default" style:data-style-name="N12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</style:style>
    <style:style style:name="ce25" style:family="table-cell" style:parent-style-name="Default" style:data-style-name="N123">
      <style:table-cell-properties style:diagonal-bl-tr="none" style:diagonal-tl-br="none" fo:background-color="transparent" fo:border="none" fo:padding="0.071cm" style:rotation-align="none"/>
    </style:style>
    <style:style style:name="ce26" style:family="table-cell" style:parent-style-name="Default">
      <style:table-cell-properties fo:background-color="#ff0000" fo:padding="0.071cm"/>
    </style:style>
    <style:style style:name="ce27" style:family="table-cell" style:parent-style-name="Default" style:data-style-name="N1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 style:data-style-name="N1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2" style:family="table-cell" style:parent-style-name="Default" style:data-style-name="N123">
      <style:table-cell-properties style:glyph-orientation-vertical="0" fo:background-color="#339966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3" style:family="table-cell" style:parent-style-name="Default" style:data-style-name="N123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padding="0.071cm"/>
      <style:paragraph-properties fo:text-align="end" fo:margin-left="0cm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all_bas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year</text:p>
          </table:table-cell>
          <table:table-cell table:style-name="ce1" office:value-type="string">
            <text:p>станция</text:p>
          </table:table-cell>
          <table:table-cell table:style-name="ce5" office:value-type="string">
            <text:p>проба</text:p>
          </table:table-cell>
          <table:table-cell table:style-name="ce15" office:value-type="string">
            <text:p>рамка</text:p>
          </table:table-cell>
          <table:table-cell table:style-name="ce5" office:value-type="string">
            <text:p>вид</text:p>
          </table:table-cell>
          <table:table-cell table:style-name="ce1" office:value-type="string">
            <text:p>N в пробе</text:p>
          </table:table-cell>
          <table:table-cell table:style-name="ce21" office:value-type="string">
            <text:p>B в пробе, Мг</text:p>
          </table:table-cell>
          <table:table-cell table:style-name="ce27"/>
          <table:table-cell table:style-name="ce3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3">
            <text:p>1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1">
            <text:p>2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5">
            <text:p>15</text:p>
          </table:table-cell>
          <table:table-cell table:style-name="ce22" office:value-type="float" office:value="60">
            <text:p>6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2">
            <text:p>32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20" office:value-type="float" office:value="25">
            <text:p>2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6">
            <text:p>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3">
            <text:p>4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12">
            <text:p>1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5">
            <text:p>1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2">
            <text:p>12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2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47">
            <text:p>4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7">
            <text:p>7</text:p>
          </table:table-cell>
          <table:table-cell table:style-name="ce22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0">
            <text:p>20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12" office:value-type="float" office:value="24">
            <text:p>2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2" office:value-type="float" office:value="82">
            <text:p>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8">
            <text:p>8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rus littoralis</text:p>
          </table:table-cell>
          <table:table-cell table:style-name="ce20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.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26">
            <text:p>26</text:p>
          </table:table-cell>
          <table:table-cell table:style-name="ce23" office:value-type="float" office:value="35">
            <text:p>3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8">
            <text:p>38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88">
            <text:p>88</text:p>
          </table:table-cell>
          <table:table-cell table:style-name="ce23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31">
            <text:p>3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7">
            <text:p>1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9">
            <text:p>9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63">
            <text:p>63</text:p>
          </table:table-cell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65">
            <text:p>65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7">
            <text:p>7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3">
            <text:p>9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31">
            <text:p>31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94">
            <text:p>94</text:p>
          </table:table-cell>
          <table:table-cell table:style-name="ce22" office:value-type="float" office:value="39">
            <text:p>3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12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12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12" office:value-type="float" office:value="14">
            <text:p>1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mphiporus lactifloreu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1">
            <text:p>2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7">
            <text:p>57</text:p>
          </table:table-cell>
          <table:table-cell table:style-name="ce22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55">
            <text:p>55</text:p>
          </table:table-cell>
          <table:table-cell table:style-name="ce22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5">
            <text:p>5</text:p>
          </table:table-cell>
          <table:table-cell table:style-name="ce22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12" office:value-type="float" office:value="45">
            <text:p>4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12" office:value-type="float" office:value="16">
            <text:p>16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12" office:value-type="float" office:value="47">
            <text:p>47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12" office:value-type="float" office:value="9">
            <text:p>9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12" office:value-type="float" office:value="4">
            <text:p>4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2" office:value-type="float" office:value="20">
            <text:p>2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2" office:value-type="float" office:value="33">
            <text:p>3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3">
            <text:p>3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5">
            <text:p>5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54">
            <text:p>54</text:p>
          </table:table-cell>
          <table:table-cell table:style-name="ce23" office:value-type="float" office:value="87">
            <text:p>8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4">
            <text:p>94</text:p>
          </table:table-cell>
          <table:table-cell table:style-name="ce23" office:value-type="float" office:value="37">
            <text:p>3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52">
            <text:p>5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7">
            <text:p>77</text:p>
          </table:table-cell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0.5">
            <text:p>0,5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1">
            <text:p>1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2">
            <text:p>2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">
            <text:p>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3">
            <text:p>33</text:p>
          </table:table-cell>
          <table:table-cell table:style-name="ce23" office:value-type="float" office:value="30">
            <text:p>3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4">
            <text:p>1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9">
            <text:p>9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3">
            <text:p>1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</text:p>
          </table:table-cell>
          <table:table-cell table:style-name="ce20" office:value-type="float" office:value="90">
            <text:p>90</text:p>
          </table:table-cell>
          <table:table-cell table:style-name="ce23" office:value-type="float" office:value="17">
            <text:p>17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20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20" office:value-type="float" office:value="15">
            <text:p>15</text:p>
          </table:table-cell>
          <table:table-cell table:style-name="ce23" office:value-type="float" office:value="8">
            <text:p>8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7">
            <text:p>1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20" office:value-type="float" office:value="107">
            <text:p>107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20" office:value-type="float" office:value="439">
            <text:p>439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4">
            <text:p>44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alibrorus littoralis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29"/>
          <table:table-cell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12" office:value-type="float" office:value="1">
            <text:p>1</text:p>
          </table:table-cell>
          <table:table-cell table:style-name="ce22"/>
          <table:table-cell table:style-name="ce3"/>
          <table:table-cell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49.6">
            <text:p>49,6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.4">
            <text:p>12,4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2">
            <text:p>3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">
            <text:p>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20"/>
          <table:table-cell table:style-name="ce23" office:value-type="float" office:value="18">
            <text:p>1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439">
            <text:p>439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2">
            <text:p>12,0</text:p>
          </table:table-cell>
          <table:table-cell table:style-name="ce28" table:number-columns-repeated="2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320">
            <text:p>32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70">
            <text:p>70</text:p>
          </table:table-cell>
          <table:table-cell table:style-name="ce23" office:value-type="float" office:value="37">
            <text:p>3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1">
            <text:p>31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74">
            <text:p>174,0</text:p>
          </table:table-cell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2850">
            <text:p>285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9" office:value-type="string">
            <text:p>mr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409">
            <text:p>409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8">
            <text:p>8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4">
            <text:p>69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416">
            <text:p>416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5">
            <text:p>10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8">
            <text:p>5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22">
            <text:p>52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6">
            <text:p>2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84">
            <text:p>28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534">
            <text:p>53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36">
            <text:p>3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1">
            <text:p>51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124">
            <text:p>12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20"/>
          <table:table-cell table:style-name="ce23" office:value-type="float" office:value="10">
            <text:p>1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66">
            <text:p>26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767">
            <text:p>76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9">
            <text:p>1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54">
            <text:p>25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9">
            <text:p>2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416">
            <text:p>41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252">
            <text:p>252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6">
            <text:p>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38">
            <text:p>238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0">
            <text:p>1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20"/>
          <table:table-cell table:style-name="ce23" office:value-type="float" office:value="3">
            <text:p>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23">
            <text:p>223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400">
            <text:p>140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750">
            <text:p>75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9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108">
            <text:p>108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4">
            <text:p>4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">
            <text:p>2</text:p>
          </table:table-cell>
          <table:table-cell table:style-name="ce25" office:value-type="float" office:value="0.646">
            <text:p>0,646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10" office:value-type="string">
            <text:p>mr1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1.2">
            <text:p>1,2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22">
            <text:p>1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42">
            <text:p>4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7">
            <text:p>2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27">
            <text:p>27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3">
            <text:p>25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20"/>
          <table:table-cell table:style-name="ce23" office:value-type="float" office:value="43">
            <text:p>43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64">
            <text:p>6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8">
            <text:p>8</text:p>
          </table:table-cell>
          <table:table-cell table:style-name="ce23" office:value-type="float" office:value="426">
            <text:p>426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8">
            <text:p>2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62">
            <text:p>162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string">
            <text:p>?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34">
            <text:p>134</text:p>
          </table:table-cell>
          <table:table-cell table:style-name="ce25" office:value-type="float" office:value="16.34">
            <text:p>16,34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7">
            <text:p>57</text:p>
          </table:table-cell>
          <table:table-cell table:style-name="ce25" office:value-type="float" office:value="4.69">
            <text:p>4,69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11" office:value-type="string">
            <text:p>mr1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328">
            <text:p>328</text:p>
          </table:table-cell>
          <table:table-cell table:style-name="ce25" office:value-type="float" office:value="20.9">
            <text:p>20,9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95">
            <text:p>95</text:p>
          </table:table-cell>
          <table:table-cell table:style-name="ce23" office:value-type="float" office:value="61">
            <text:p>6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1">
            <text:p>8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3">
            <text:p>13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">
            <text:p>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4">
            <text:p>804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30"/>
          <table:table-cell table:style-name="ce28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9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4" office:value-type="float" office:value="389">
            <text:p>389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2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8">
            <text:p>8</text:p>
          </table:table-cell>
          <table:table-cell table:style-name="ce3" office:value-type="float" office:value="3600">
            <text:p>3600</text:p>
          </table:table-cell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7">
            <text:p>7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10" office:value-type="string">
            <text:p>mr19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31">
            <text:p>0,31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25">
            <text:p>25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2">
            <text:p>12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">
            <text:p>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7">
            <text:p>17</text:p>
          </table:table-cell>
          <table:table-cell table:style-name="ce23" office:value-type="float" office:value="3">
            <text:p>3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6">
            <text:p>16</text:p>
          </table:table-cell>
          <table:table-cell table:style-name="ce23" office:value-type="float" office:value="16">
            <text:p>16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30">
            <text:p>30</text:p>
          </table:table-cell>
          <table:table-cell table:style-name="ce23" office:value-type="float" office:value="19">
            <text:p>19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22">
            <text:p>2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1">
            <text:p>1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22">
            <text:p>22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49">
            <text:p>149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695">
            <text:p>695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seudalibrotus littorali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4">
            <text:p>4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78">
            <text:p>7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207">
            <text:p>207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69">
            <text:p>69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6">
            <text:p>6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3">
            <text:p>3</text:p>
          </table:table-cell>
          <table:table-cell table:style-name="ce23" office:value-type="float" office:value="650">
            <text:p>65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9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4">
            <text:p>4</text:p>
          </table:table-cell>
          <table:table-cell table:style-name="ce23" office:value-type="float" office:value="1800">
            <text:p>1800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0">
            <text:p>10</text:p>
          </table:table-cell>
          <table:table-cell table:style-name="ce3" office:value-type="float" office:value="2400">
            <text:p>2400</text:p>
          </table:table-cell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13">
            <text:p>13</text:p>
          </table:table-cell>
          <table:table-cell table:style-name="ce3" office:value-type="float" office:value="8000">
            <text:p>8000</text:p>
          </table:table-cell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2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6">
            <text:p>6</text:p>
          </table:table-cell>
          <table:table-cell table:style-name="ce3" office:value-type="float" office:value="2300">
            <text:p>2300</text:p>
          </table:table-cell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1">
            <text:p>11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2">
            <text:p>2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0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67">
            <text:p>0,67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1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7">
            <text:p>0,07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10" office:value-type="string">
            <text:p>mr22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">
            <text:p>5</text:p>
          </table:table-cell>
          <table:table-cell table:style-name="ce25" office:value-type="float" office:value="0.5">
            <text:p>0,500</text:p>
          </table:table-cell>
          <table:table-cell table:style-name="ce31"/>
          <table:table-cell table:style-name="ce35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.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20" office:value-type="float" office:value="10">
            <text:p>10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3">
            <text:p>3</text:p>
          </table:table-cell>
          <table:table-cell table:style-name="ce23" office:value-type="float" office:value="58">
            <text:p>58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90">
            <text:p>9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0">
            <text:p>70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6">
            <text:p>6</text:p>
          </table:table-cell>
          <table:table-cell table:style-name="ce23" office:value-type="float" office:value="74">
            <text:p>74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  <table:table-cell table:style-name="ce28"/>
          <table:table-cell table:style-name="ce34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22">
            <text:p>822,0</text:p>
          </table:table-cell>
          <table:table-cell table:style-name="ce30"/>
          <table:table-cell table:style-name="ce28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tilis</text:p>
          </table:table-cell>
          <table:table-cell table:style-name="ce20" office:value-type="float" office:value="2">
            <text:p>2</text:p>
          </table:table-cell>
          <table:table-cell table:style-name="ce23" office:value-type="float" office:value="15">
            <text:p>15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20" office:value-type="float" office:value="4">
            <text:p>4</text:p>
          </table:table-cell>
          <table:table-cell table:style-name="ce23" office:value-type="float" office:value="355">
            <text:p>355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72">
            <text:p>72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naeus ruber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1">
            <text:p>11,0</text:p>
          </table:table-cell>
          <table:table-cell table:style-name="ce28"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20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">
            <text:p>2,0</text:p>
          </table:table-cell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urtonia minuta dead</text:p>
          </table:table-cell>
          <table:table-cell table:style-name="ce20"/>
          <table:table-cell table:style-name="ce23"/>
          <table:table-cell table:style-name="ce28"/>
          <table:table-cell table:style-name="ce34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5">
            <text:p>5</text:p>
          </table:table-cell>
          <table:table-cell table:style-name="ce23" office:value-type="float" office:value="7">
            <text:p>7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44">
            <text:p>144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ectinaria koren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184">
            <text:p>184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Skeneopsis planorbis</text:p>
          </table:table-cell>
          <table:table-cell table:style-name="ce20" office:value-type="float" office:value="7">
            <text:p>7</text:p>
          </table:table-cell>
          <table:table-cell table:style-name="ce23" office:value-type="float" office:value="8">
            <text:p>8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Onoba aculea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5">
            <text:p>5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Travisia forbesii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80">
            <text:p>80,0</text:p>
          </table:table-cell>
          <table:table-cell table:style-name="ce28"/>
          <table:table-cell table:style-name="ce3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4">
            <text:p>104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03">
            <text:p>103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9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2">
            <text:p>2</text:p>
          </table:table-cell>
          <table:table-cell table:style-name="ce23" office:value-type="float" office:value="232">
            <text:p>232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0">
            <text:p>0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6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28">
            <text:p>228</text:p>
          </table:table-cell>
          <table:table-cell table:style-name="ce25" office:value-type="float" office:value="45.82">
            <text:p>45,82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7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232">
            <text:p>232</text:p>
          </table:table-cell>
          <table:table-cell table:style-name="ce25" office:value-type="float" office:value="41.5">
            <text:p>41,50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10" office:value-type="string">
            <text:p>mr8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566">
            <text:p>566</text:p>
          </table:table-cell>
          <table:table-cell table:style-name="ce25" office:value-type="float" office:value="115.15">
            <text:p>115,15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hyllodoce groenlandica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293">
            <text:p>293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Priapulus caudatus</text:p>
          </table:table-cell>
          <table:table-cell table:style-name="ce20" office:value-type="float" office:value="1">
            <text:p>1</text:p>
          </table:table-cell>
          <table:table-cell table:style-name="ce23" office:value-type="float" office:value="96">
            <text:p>96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a arenaria</text:p>
          </table:table-cell>
          <table:table-cell table:style-name="ce12" office:value-type="float" office:value="1">
            <text:p>1</text:p>
          </table:table-cell>
          <table:table-cell table:style-name="ce23" office:value-type="float" office:value="152">
            <text:p>152,0</text:p>
          </table:table-cell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2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3" office:value-type="string">
            <text:p>Macoma balthica</text:p>
          </table:table-cell>
          <table:table-cell table:style-name="ce12" office:value-type="float" office:value="5">
            <text:p>5</text:p>
          </table:table-cell>
          <table:table-cell table:style-name="ce3" office:value-type="float" office:value="2800">
            <text:p>2800</text:p>
          </table:table-cell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juv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6">
            <text:p>6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adult</text:p>
          </table:table-cell>
          <table:table-cell table:style-name="ce14" office:value-type="string">
            <text:p>X for1/4</text:p>
          </table:table-cell>
          <table:table-cell table:style-name="ce6" office:value-type="string">
            <text:p>Arenicola marin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28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5">
            <text:p>5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mr24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acoma balthica</text:p>
          </table:table-cell>
          <table:table-cell table:style-name="ce20" office:value-type="float" office:value="3">
            <text:p>3</text:p>
          </table:table-cell>
          <table:table-cell table:style-name="ce23"/>
          <table:table-cell table:style-name="ce30"/>
          <table:table-cell table:style-name="ce33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3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4">
            <text:p>4</text:p>
          </table:table-cell>
          <table:table-cell table:style-name="ce25" office:value-type="float" office:value="0.73">
            <text:p>0,730</text:p>
          </table:table-cell>
          <table:table-cell table:style-name="ce31"/>
          <table:table-cell table:style-name="ce35"/>
        </table:table-row>
        <table:table-row table:style-name="ro1" table:visibility="filter">
          <table:table-cell office:value-type="float" office:value="2003">
            <text:p>2003</text:p>
          </table:table-cell>
          <table:table-cell table:style-name="ce2" office:value-type="float" office:value="9">
            <text:p>9</text:p>
          </table:table-cell>
          <table:table-cell table:style-name="ce10" office:value-type="string">
            <text:p>mr25</text:p>
          </table:table-cell>
          <table:table-cell table:style-name="ce14" office:value-type="string">
            <text:p>10</text:p>
          </table:table-cell>
          <table:table-cell table:style-name="ce6" office:value-type="string">
            <text:p>Mytilus edulis</text:p>
          </table:table-cell>
          <table:table-cell table:style-name="ce10" office:value-type="float" office:value="1">
            <text:p>1</text:p>
          </table:table-cell>
          <table:table-cell table:style-name="ce25" office:value-type="float" office:value="0.036">
            <text:p>0,036</text:p>
          </table:table-cell>
          <table:table-cell table:style-name="ce31"/>
          <table:table-cell table:style-name="ce35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qen. sp.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85">
            <text:p>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7">
            <text:p>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838">
            <text:p>838</text:p>
          </table:table-cell>
          <table:table-cell table:style-name="ce4" office:value-type="float" office:value="185">
            <text:p>18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60">
            <text:p>36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00">
            <text:p>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248">
            <text:p>248</text:p>
          </table:table-cell>
          <table:table-cell table:style-name="ce4" office:value-type="float" office:value="81">
            <text:p>8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731">
            <text:p>731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o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200">
            <text:p>6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700">
            <text:p>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9">
            <text:p>20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97">
            <text:p>497</text:p>
          </table:table-cell>
          <table:table-cell table:style-name="ce4" office:value-type="float" office:value="192">
            <text:p>19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87">
            <text:p>87</text:p>
          </table:table-cell>
          <table:table-cell table:style-name="ce4" office:value-type="float" office:value="23">
            <text:p>2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55">
            <text:p>5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34">
            <text:p>3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4" office:value-type="float" office:value="17">
            <text:p>17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9">
            <text:p>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2">
            <text:p>2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2">
            <text:p>1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00">
            <text:p>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49">
            <text:p>14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40">
            <text:p>4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.8">
            <text:p>9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5">
            <text:p>15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?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0">
            <text:p>1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96">
            <text:p>196</text:p>
          </table:table-cell>
          <table:table-cell table:style-name="ce4" office:value-type="float" office:value="86">
            <text:p>8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48">
            <text:p>4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hchytraeidae gen.sp.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1">
            <text:p>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406">
            <text:p>406</text:p>
          </table:table-cell>
          <table:table-cell table:style-name="ce4" office:value-type="float" office:value="107">
            <text:p>10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ridae gen.sp.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3">
            <text:p>3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219">
            <text:p>21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7">
            <text:p>47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9700">
            <text:p>97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.8">
            <text:p>2,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494">
            <text:p>49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581">
            <text:p>581</text:p>
          </table:table-cell>
          <table:table-cell table:style-name="ce4" office:value-type="float" office:value="148">
            <text:p>148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19">
            <text:p>219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style-name="ce4" office:value-type="float" office:value="46">
            <text:p>46</text:p>
          </table:table-cell>
          <table:table-cell table:style-name="ce4" office:value-type="string">
            <text:p>-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04">
            <text:p>10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neus rub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2">
            <text:p>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">
            <text:p>2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tilis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4">
            <text:p>44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32">
            <text:p>432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Enchytraeidae gen.sp.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 sp2</text:p>
          </table:table-cell>
          <table:table-cell table:number-columns-repeated="2" table:style-name="ce4" office:value-type="float" office:value="12">
            <text:p>1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4">
            <text:p>4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9">
            <text:p>99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.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4" office:value-type="float" office:value="178">
            <text:p>178</text:p>
          </table:table-cell>
          <table:table-cell table:style-name="ce4" office:value-type="float" office:value="61">
            <text:p>6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111">
            <text:p>111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118">
            <text:p>118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table:number-columns-repeated="2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Gammarus sp.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Littorina saxatilis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300">
            <text:p>3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600">
            <text:p>1600</text:p>
          </table:table-cell>
          <table:table-cell table:style-name="ce4"/>
          <table:table-cell table:style-name="ce36"/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erastiderma edul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700">
            <text:p>470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Pseudalibrotus littoralis</text:p>
          </table:table-cell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4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000">
            <text:p>100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6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00">
            <text:p>20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3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00">
            <text:p>80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2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450">
            <text:p>45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1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15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50">
            <text:p>250</text:p>
          </table:table-cell>
          <table:table-cell table:style-name="ce4"/>
          <table:table-cell table:style-name="ce36"/>
        </table:table-row>
        <table:table-row table:style-name="ro2" table:visibility="filter">
          <table:table-cell office:value-type="float" office:value="2004">
            <text:p>2004</text:p>
          </table:table-cell>
          <table:table-cell table:style-name="ce4"/>
          <table:table-cell table:style-name="ce4" office:value-type="string">
            <text:p>М-19</text:p>
          </table:table-cell>
          <table:table-cell table:style-name="ce14" office:value-type="string">
            <text:p>10</text:p>
          </table:table-cell>
          <table:table-cell table:style-name="ce4" office:value-type="string">
            <text:p>Macoma balthica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500">
            <text:p>2500</text:p>
          </table:table-cell>
          <table:table-cell table:style-name="ce4"/>
          <table:table-cell table:style-name="ce36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71">
            <text:p>17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0">
            <text:p>1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00">
            <text:p>3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91">
            <text:p>391</text:p>
          </table:table-cell>
          <table:table-cell table:style-name="ce3" office:value-type="float" office:value="189">
            <text:p>18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0">
            <text:p>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7">
            <text:p>5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Gammar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51">
            <text:p>35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8">
            <text:p>7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1">
            <text:p>4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70">
            <text:p>570</text:p>
          </table:table-cell>
          <table:table-cell table:style-name="ce3" office:value-type="float" office:value="100">
            <text:p>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 table:style-name="ce3" office:value-type="float" office:value="138">
            <text:p>13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340">
            <text:p>34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7900">
            <text:p>79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45">
            <text:p>4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5">
            <text:p>1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20">
            <text:p>2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7">
            <text:p>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08">
            <text:p>108</text:p>
          </table:table-cell>
          <table:table-cell table:style-name="ce3" office:value-type="float" office:value="130">
            <text:p>1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08">
            <text:p>308</text:p>
          </table:table-cell>
          <table:table-cell table:style-name="ce3" office:value-type="float" office:value="90">
            <text:p>9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38">
            <text:p>338</text:p>
          </table:table-cell>
          <table:table-cell table:style-name="ce3" office:value-type="float" office:value="110">
            <text:p>11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309">
            <text:p>30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3">
            <text:p>103</text:p>
          </table:table-cell>
          <table:table-cell table:style-name="ce3" office:value-type="float" office:value="35">
            <text:p>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50">
            <text:p>15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85">
            <text:p>8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Turtonia minuta 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2">
            <text:p>432</text:p>
          </table:table-cell>
          <table:table-cell table:style-name="ce3" office:value-type="float" office:value="121">
            <text:p>12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6">
            <text:p>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Jaera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22">
            <text:p>2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4">
            <text:p>2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8">
            <text:p>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37">
            <text:p>3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42">
            <text:p>4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4">
            <text:p>4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25">
            <text:p>2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989">
            <text:p>989</text:p>
          </table:table-cell>
          <table:table-cell table:style-name="ce3" office:value-type="float" office:value="91">
            <text:p>9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31">
            <text:p>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400">
            <text:p>4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6">
            <text:p>2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17">
            <text:p>17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50">
            <text:p>50</text:p>
          </table:table-cell>
          <table:table-cell table:style-name="ce3" office:value-type="float" office:value="52">
            <text:p>5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rub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2">
            <text:p>8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14">
            <text:p>1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43">
            <text:p>4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1100">
            <text:p>110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27">
            <text:p>427</text:p>
          </table:table-cell>
          <table:table-cell table:style-name="ce3" office:value-type="float" office:value="131">
            <text:p>131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19">
            <text:p>1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6">
            <text:p>16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13">
            <text:p>13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29">
            <text:p>29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8">
            <text:p>18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тонкие длинные oligochaet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30">
            <text:p>30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35">
            <text:p>235</text:p>
          </table:table-cell>
          <table:table-cell table:style-name="ce3"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00">
            <text:p>500</text:p>
          </table:table-cell>
          <table:table-cell table:style-name="ce3"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5+418+2" office:value-type="float" office:value="525">
            <text:p>5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2">
            <text:p>14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1">
            <text:p>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rtonia minu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14">
            <text:p>1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013">
            <text:p>10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8">
            <text:p>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98">
            <text:p>9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43">
            <text:p>14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45">
            <text:p>4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2">
            <text:p>3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table:formula="of:=108+285+382+9" office:value-type="float" office:value="784">
            <text:p>78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table:formula="of:=7+6+52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6">
            <text:p>3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table:formula="of:=3+9+4"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table:formula="of:=14+2+13" office:value-type="float" office:value="29">
            <text:p>2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table:formula="of:=100+10+53" office:value-type="float" office:value="163">
            <text:p>16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table:formula="of:=77+44" office:value-type="float" office:value="121">
            <text:p>1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table:formula="of:=35+13" office:value-type="float" office:value="48">
            <text:p>4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67">
            <text:p>6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89">
            <text:p>4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8">
            <text:p>6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31">
            <text:p>3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0">
            <text:p>8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05">
            <text:p>40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83">
            <text:p>8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57">
            <text:p>5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8">
            <text:p>3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685">
            <text:p>68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77">
            <text:p>7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61">
            <text:p>6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65">
            <text:p>65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89">
            <text:p>8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erastoderma edule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1">
            <text:p>2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72">
            <text:p>7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41">
            <text:p>24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 sp.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тонкие длинные Olygochaeta</text:p>
          </table:table-cell>
          <table:table-cell table:style-name="ce3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3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ricotopus sp.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ricotop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5">
            <text:p>5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6">
            <text:p>0,02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0.072">
            <text:p>0,07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9">
            <text:p>0,00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7">
            <text:p>0,01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15">
            <text:p>0,01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63">
            <text:p>0,06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3">
            <text:p>0,02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.004">
            <text:p>0,00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nchytraeidae gen.sp.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1.69">
            <text:p>1,6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8.5">
            <text:p>8,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76">
            <text:p>0,7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05">
            <text:p>0,0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0">
            <text:p>20</text:p>
          </table:table-cell>
          <table:table-cell table:style-name="ce26"/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3">
            <text:p>0,00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ДТО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0.12">
            <text:p>0,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2">
            <text:p>0,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2">
            <text:p>0,00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saxati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83">
            <text:p>2,8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4">
            <text:p>0,1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65">
            <text:p>0,6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133">
            <text:p>0,13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.6">
            <text:p>2,6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.32">
            <text:p>1,3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iu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0.001">
            <text:p>0,0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7">
            <text:p>0,007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.025">
            <text:p>0,02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008">
            <text:p>0,00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3">
            <text:p>0,01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seudolibrotus littoralis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seudolibrotus littorali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1">
            <text:p>0,01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.8">
            <text:p>0,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Gammarus sp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4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44">
            <text:p>0,044</text:p>
          </table:table-cell>
          <table:table-cell table:number-columns-repeated="2"/>
        </table:table-row>
        <table:table-row table:style-name="ro3" table:number-rows-repeated="1047437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without M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ce41"/>
        <table:table-column table:style-name="co1" table:default-cell-style-name="Default"/>
        <table:table-row table:style-name="ro1">
          <table:table-cell office:value-type="string">
            <text:p>year</text:p>
          </table:table-cell>
          <table:table-cell table:style-name="ce2" office:value-type="string">
            <text:p>station</text:p>
          </table:table-cell>
          <table:table-cell table:style-name="ce3" office:value-type="string">
            <text:p>sample</text:p>
          </table:table-cell>
          <table:table-cell table:style-name="ce14" office:value-type="string">
            <text:p>square</text:p>
          </table:table-cell>
          <table:table-cell table:style-name="ce6" office:value-type="string">
            <text:p>species</text:p>
          </table:table-cell>
          <table:table-cell table:style-name="ce37" office:value-type="string">
            <text:p>N.indd</text:p>
          </table:table-cell>
          <table:table-cell table:style-name="ce22" office:value-type="string">
            <text:p>B.mg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43">
            <text:p>143</text:p>
          </table:table-cell>
          <table:table-cell table:style-name="ce22" office:value-type="float" office:value="35">
            <text:p>3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2" office:value-type="float" office:value="20">
            <text:p>2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3">
            <text:p>13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1">
            <text:p>2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6">
            <text:p>6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94">
            <text:p>394</text:p>
          </table:table-cell>
          <table:table-cell table:style-name="ce22" office:value-type="float" office:value="64">
            <text:p>6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5">
            <text:p>15</text:p>
          </table:table-cell>
          <table:table-cell table:style-name="ce22" office:value-type="float" office:value="60">
            <text:p>6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 office:value-type="float" office:value="7">
            <text:p>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2">
            <text:p>32</text:p>
          </table:table-cell>
          <table:table-cell table:style-name="ce22" office:value-type="float" office:value="30">
            <text:p>3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19">
            <text:p>119</text:p>
          </table:table-cell>
          <table:table-cell table:style-name="ce22" office:value-type="float" office:value="199">
            <text:p>199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66">
            <text:p>66</text:p>
          </table:table-cell>
          <table:table-cell table:style-name="ce22" office:value-type="float" office:value="138">
            <text:p>13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ong and fit tubificid</text:p>
          </table:table-cell>
          <table:table-cell table:style-name="ce37" office:value-type="float" office:value="25">
            <text:p>25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413">
            <text:p>413</text:p>
          </table:table-cell>
          <table:table-cell table:style-name="ce22" office:value-type="float" office:value="77">
            <text:p>7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6">
            <text:p>6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3">
            <text:p>43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12">
            <text:p>1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Arenicola marina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5">
            <text:p>15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2">
            <text:p>12</text:p>
          </table:table-cell>
          <table:table-cell table:style-name="ce22" office:value-type="float" office:value="82">
            <text:p>8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35">
            <text:p>3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2" office:value-type="float" office:value="53">
            <text:p>5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47">
            <text:p>4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6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15">
            <text:p>1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7">
            <text:p>7</text:p>
          </table:table-cell>
          <table:table-cell table:style-name="ce22" office:value-type="float" office:value="30">
            <text:p>3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9">
            <text:p>19</text:p>
          </table:table-cell>
          <table:table-cell table:style-name="ce22" office:value-type="float" office:value="245">
            <text:p>24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0">
            <text:p>20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8" office:value-type="float" office:value="24">
            <text:p>2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28">
            <text:p>28</text:p>
          </table:table-cell>
          <table:table-cell table:style-name="ce22" office:value-type="float" office:value="234">
            <text:p>23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riapulus caudatus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33">
            <text:p>3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23">
            <text:p>23</text:p>
          </table:table-cell>
          <table:table-cell table:style-name="ce22" office:value-type="float" office:value="286">
            <text:p>286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8">
            <text:p>8</text:p>
          </table:table-cell>
          <table:table-cell table:style-name="ce22" office:value-type="float" office:value="58">
            <text:p>5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3">
            <text:p>3</text:p>
          </table:table-cell>
          <table:table-cell table:style-name="ce22" office:value-type="float" office:value="82">
            <text:p>8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8">
            <text:p>8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0">
            <text:p>10</text:p>
          </table:table-cell>
          <table:table-cell table:style-name="ce22" office:value-type="float" office:value="182">
            <text:p>18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6">
            <text:p>6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6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26">
            <text:p>26</text:p>
          </table:table-cell>
          <table:table-cell table:style-name="ce23" office:value-type="float" office:value="35">
            <text:p>3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8">
            <text:p>38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88">
            <text:p>88</text:p>
          </table:table-cell>
          <table:table-cell table:style-name="ce23" office:value-type="float" office:value="20">
            <text:p>2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31">
            <text:p>3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7">
            <text:p>17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9">
            <text:p>9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3">
            <text:p>113</text:p>
          </table:table-cell>
          <table:table-cell table:style-name="ce23" office:value-type="float" office:value="48">
            <text:p>4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7">
            <text:p>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aranais lit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63">
            <text:p>63</text:p>
          </table:table-cell>
          <table:table-cell table:style-name="ce23" office:value-type="float" office:value="10">
            <text:p>1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65">
            <text:p>65</text:p>
          </table:table-cell>
          <table:table-cell table:style-name="ce23" office:value-type="float" office:value="22">
            <text:p>2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7">
            <text:p>7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3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3">
            <text:p>9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3">
            <text:p>3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31">
            <text:p>31</text:p>
          </table:table-cell>
          <table:table-cell table:style-name="ce22" office:value-type="float" office:value="7">
            <text:p>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94">
            <text:p>94</text:p>
          </table:table-cell>
          <table:table-cell table:style-name="ce22" office:value-type="float" office:value="39">
            <text:p>39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594">
            <text:p>594</text:p>
          </table:table-cell>
          <table:table-cell table:style-name="ce22" office:value-type="float" office:value="73">
            <text:p>7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8" office:value-type="float" office:value="105">
            <text:p>105</text:p>
          </table:table-cell>
          <table:table-cell table:style-name="ce22" office:value-type="float" office:value="27">
            <text:p>2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8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5">
            <text:p>5</text:p>
          </table:table-cell>
          <table:table-cell table:style-name="ce22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8" office:value-type="float" office:value="14">
            <text:p>1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5">
            <text:p>5</text:p>
          </table:table-cell>
          <table:table-cell table:style-name="ce3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27">
            <text:p>127</text:p>
          </table:table-cell>
          <table:table-cell table:style-name="ce23" office:value-type="float" office:value="32">
            <text:p>3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1">
            <text:p>21</text:p>
          </table:table-cell>
          <table:table-cell table:style-name="ce23" office:value-type="float" office:value="6">
            <text:p>6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08">
            <text:p>408</text:p>
          </table:table-cell>
          <table:table-cell table:style-name="ce22" office:value-type="float" office:value="52">
            <text:p>5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7">
            <text:p>57</text:p>
          </table:table-cell>
          <table:table-cell table:style-name="ce22" office:value-type="float" office:value="6">
            <text:p>6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29">
            <text:p>29</text:p>
          </table:table-cell>
          <table:table-cell table:style-name="ce22" office:value-type="float" office:value="7">
            <text:p>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55">
            <text:p>55</text:p>
          </table:table-cell>
          <table:table-cell table:style-name="ce22" office:value-type="float" office:value="12">
            <text:p>1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5">
            <text:p>5</text:p>
          </table:table-cell>
          <table:table-cell table:style-name="ce22" office:value-type="float" office:value="3">
            <text:p>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8" office:value-type="float" office:value="45">
            <text:p>45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8" office:value-type="float" office:value="16">
            <text:p>16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8" office:value-type="float" office:value="47">
            <text:p>47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8" office:value-type="float" office:value="9">
            <text:p>9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microphtalmus sczelkovii</text:p>
          </table:table-cell>
          <table:table-cell table:style-name="ce38" office:value-type="float" office:value="4">
            <text:p>4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bifex costatus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2" office:value-type="float" office:value="20">
            <text:p>2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6">
            <text:p>6</text:p>
          </table:table-cell>
          <table:table-cell table:style-name="ce6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2">
            <text:p>2</text:p>
          </table:table-cell>
          <table:table-cell table:style-name="ce22" office:value-type="float" office:value="33">
            <text:p>3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3">
            <text:p>3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5">
            <text:p>5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54">
            <text:p>54</text:p>
          </table:table-cell>
          <table:table-cell table:style-name="ce23" office:value-type="float" office:value="87">
            <text:p>8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4">
            <text:p>94</text:p>
          </table:table-cell>
          <table:table-cell table:style-name="ce23" office:value-type="float" office:value="37">
            <text:p>3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teone long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168">
            <text:p>168</text:p>
          </table:table-cell>
          <table:table-cell table:style-name="ce23" office:value-type="float" office:value="14">
            <text:p>1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52">
            <text:p>52</text:p>
          </table:table-cell>
          <table:table-cell table:style-name="ce23" office:value-type="float" office:value="15">
            <text:p>1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7">
            <text:p>77</text:p>
          </table:table-cell>
          <table:table-cell table:style-name="ce23" office:value-type="float" office:value="12">
            <text:p>1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0.5">
            <text:p>0,5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oba aculea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1">
            <text:p>1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2">
            <text:p>2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7">
            <text:p>7</text:p>
          </table:table-cell>
          <table:table-cell table:style-name="ce6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">
            <text:p>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3">
            <text:p>33</text:p>
          </table:table-cell>
          <table:table-cell table:style-name="ce23" office:value-type="float" office:value="30">
            <text:p>3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114">
            <text:p>114</text:p>
          </table:table-cell>
          <table:table-cell table:style-name="ce23" office:value-type="float" office:value="40">
            <text:p>40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4">
            <text:p>1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Nicomache lumbric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287">
            <text:p>287</text:p>
          </table:table-cell>
          <table:table-cell table:style-name="ce23" office:value-type="float" office:value="48">
            <text:p>4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9">
            <text:p>9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18">
            <text:p>1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3">
            <text:p>103</text:p>
          </table:table-cell>
          <table:table-cell table:style-name="ce23" office:value-type="float" office:value="15">
            <text:p>1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3">
            <text:p>1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7">
            <text:p>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67">
            <text:p>467</text:p>
          </table:table-cell>
          <table:table-cell table:style-name="ce23" office:value-type="float" office:value="53">
            <text:p>53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7" office:value-type="float" office:value="90">
            <text:p>90</text:p>
          </table:table-cell>
          <table:table-cell table:style-name="ce23" office:value-type="float" office:value="17">
            <text:p>17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Tubificoides benedeni</text:p>
          </table:table-cell>
          <table:table-cell table:style-name="ce37" office:value-type="float" office:value="149">
            <text:p>149</text:p>
          </table:table-cell>
          <table:table-cell table:style-name="ce23" office:value-type="float" office:value="125">
            <text:p>125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litellio arenarius</text:p>
          </table:table-cell>
          <table:table-cell table:style-name="ce37" office:value-type="float" office:value="15">
            <text:p>15</text:p>
          </table:table-cell>
          <table:table-cell table:style-name="ce23" office:value-type="float" office:value="8">
            <text:p>8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7">
            <text:p>17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apitella capitata</text:p>
          </table:table-cell>
          <table:table-cell table:style-name="ce37" office:value-type="float" office:value="107">
            <text:p>107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a sabella</text:p>
          </table:table-cell>
          <table:table-cell table:style-name="ce37" office:value-type="float" office:value="439">
            <text:p>439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4">
            <text:p>44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2">
            <text:p>2002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38" office:value-type="float" office:value="1">
            <text:p>1</text:p>
          </table:table-cell>
          <table:table-cell table:style-name="ce22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150">
            <text:p>1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2">
            <text:p>22</text:p>
          </table:table-cell>
          <table:table-cell table:style-name="ce23" office:value-type="float" office:value="640">
            <text:p>64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49.6">
            <text:p>49,6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.4">
            <text:p>12,4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6">
            <text:p>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Hydrobia ulv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0">
            <text:p>60</text:p>
          </table:table-cell>
          <table:table-cell table:style-name="ce23" office:value-type="float" office:value="7600">
            <text:p>76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2">
            <text:p>3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450">
            <text:p>24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">
            <text:p>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144">
            <text:p>14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08">
            <text:p>20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rupestris</text:p>
          </table:table-cell>
          <table:table-cell table:style-name="ce37"/>
          <table:table-cell table:style-name="ce23" office:value-type="float" office:value="18">
            <text:p>1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61">
            <text:p>61</text:p>
          </table:table-cell>
          <table:table-cell table:style-name="ce23" office:value-type="float" office:value="10200">
            <text:p>10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439">
            <text:p>43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8">
            <text:p>18</text:p>
          </table:table-cell>
          <table:table-cell table:style-name="ce23" office:value-type="float" office:value="1600">
            <text:p>16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3">
            <text:p>43</text:p>
          </table:table-cell>
          <table:table-cell table:style-name="ce23" office:value-type="float" office:value="770">
            <text:p>77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242">
            <text:p>24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2">
            <text:p>2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22">
            <text:p>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2">
            <text:p>1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320">
            <text:p>32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60">
            <text:p>260</text:p>
          </table:table-cell>
          <table:table-cell table:style-name="ce23" office:value-type="float" office:value="134">
            <text:p>13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70">
            <text:p>70</text:p>
          </table:table-cell>
          <table:table-cell table:style-name="ce23" office:value-type="float" office:value="37">
            <text:p>3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1">
            <text:p>31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6">
            <text:p>9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keneopsis planorb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74">
            <text:p>17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200">
            <text:p>4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4">
            <text:p>69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416">
            <text:p>41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5">
            <text:p>10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8">
            <text:p>5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22">
            <text:p>5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6">
            <text:p>2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84">
            <text:p>28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534">
            <text:p>53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36">
            <text:p>3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1">
            <text:p>5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124">
            <text:p>12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ladophora fracta</text:p>
          </table:table-cell>
          <table:table-cell table:style-name="ce37"/>
          <table:table-cell table:style-name="ce23" office:value-type="float" office:value="10">
            <text:p>1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66">
            <text:p>26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767">
            <text:p>76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38">
            <text:p>23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54">
            <text:p>25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9">
            <text:p>2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416">
            <text:p>41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252">
            <text:p>25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6">
            <text:p>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5400">
            <text:p>54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38">
            <text:p>23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00">
            <text:p>2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0">
            <text:p>1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tyctiosiphon</text:p>
          </table:table-cell>
          <table:table-cell table:style-name="ce37"/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I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23">
            <text:p>22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3">
            <text:p>23</text:p>
          </table:table-cell>
          <table:table-cell table:style-name="ce23" office:value-type="float" office:value="5700">
            <text:p>57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22">
            <text:p>1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42">
            <text:p>4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7">
            <text:p>2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27">
            <text:p>2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9800">
            <text:p>98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3">
            <text:p>25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Ilea zosterifolia</text:p>
          </table:table-cell>
          <table:table-cell table:style-name="ce37"/>
          <table:table-cell table:style-name="ce23" office:value-type="float" office:value="43">
            <text:p>4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64">
            <text:p>6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8">
            <text:p>8</text:p>
          </table:table-cell>
          <table:table-cell table:style-name="ce23" office:value-type="float" office:value="426">
            <text:p>42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200">
            <text:p>22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700">
            <text:p>17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0">
            <text:p>20</text:p>
          </table:table-cell>
          <table:table-cell table:style-name="ce23" office:value-type="float" office:value="328">
            <text:p>32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519">
            <text:p>5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ainereis quadricuspida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8">
            <text:p>2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5">
            <text:p>5</text:p>
          </table:table-cell>
          <table:table-cell table:style-name="ce8" office:value-type="string">
            <text:p>V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62">
            <text:p>16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5">
            <text:p>105</text:p>
          </table:table-cell>
          <table:table-cell table:style-name="ce23" office:value-type="float" office:value="69">
            <text:p>6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8">
            <text:p>108</text:p>
          </table:table-cell>
          <table:table-cell table:style-name="ce23" office:value-type="float" office:value="57">
            <text:p>5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Fabriciina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95">
            <text:p>95</text:p>
          </table:table-cell>
          <table:table-cell table:style-name="ce23" office:value-type="float" office:value="61">
            <text:p>6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Arenicola marin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1">
            <text:p>8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">
            <text:p>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600">
            <text:p>16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3">
            <text:p>1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9">
            <text:p>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4">
            <text:p>80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2000">
            <text:p>20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V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25">
            <text:p>25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2">
            <text:p>12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">
            <text:p>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7">
            <text:p>17</text:p>
          </table:table-cell>
          <table:table-cell table:style-name="ce23" office:value-type="float" office:value="3">
            <text:p>3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6">
            <text:p>16</text:p>
          </table:table-cell>
          <table:table-cell table:style-name="ce23" office:value-type="float" office:value="16">
            <text:p>1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30">
            <text:p>30</text:p>
          </table:table-cell>
          <table:table-cell table:style-name="ce23" office:value-type="float" office:value="19">
            <text:p>1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olydora quadrilobata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22">
            <text:p>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1">
            <text:p>11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22">
            <text:p>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49">
            <text:p>14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695">
            <text:p>69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1140">
            <text:p>114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14">
            <text:p>14</text:p>
          </table:table-cell>
          <table:table-cell table:style-name="ce23" office:value-type="float" office:value="1120">
            <text:p>112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4">
            <text:p>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78">
            <text:p>7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2500">
            <text:p>25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207">
            <text:p>207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69">
            <text:p>69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Nemertin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6">
            <text:p>6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V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80">
            <text:p>8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7">
            <text:p>7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5">
            <text:p>5</text:p>
          </table:table-cell>
          <table:table-cell table:style-name="ce23" office:value-type="float" office:value="5">
            <text:p>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7" office:value-type="float" office:value="13">
            <text:p>13</text:p>
          </table:table-cell>
          <table:table-cell table:style-name="ce23" office:value-type="float" office:value="2">
            <text:p>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Pygospio elegans</text:p>
          </table:table-cell>
          <table:table-cell table:style-name="ce37" office:value-type="float" office:value="10">
            <text:p>10</text:p>
          </table:table-cell>
          <table:table-cell table:style-name="ce23" office:value-type="float" office:value="8">
            <text:p>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34">
            <text:p>34</text:p>
          </table:table-cell>
          <table:table-cell table:style-name="ce23" office:value-type="float" office:value="7800">
            <text:p>780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3">
            <text:p>3</text:p>
          </table:table-cell>
          <table:table-cell table:style-name="ce23" office:value-type="float" office:value="58">
            <text:p>58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90">
            <text:p>9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Phyllodoce groenland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0">
            <text:p>7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6">
            <text:p>6</text:p>
          </table:table-cell>
          <table:table-cell table:style-name="ce23" office:value-type="float" office:value="74">
            <text:p>74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19">
            <text:p>19</text:p>
          </table:table-cell>
          <table:table-cell table:style-name="ce23" office:value-type="float" office:value="2350">
            <text:p>23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acoma balthica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822">
            <text:p>82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7" office:value-type="float" office:value="2">
            <text:p>2</text:p>
          </table:table-cell>
          <table:table-cell table:style-name="ce23" office:value-type="float" office:value="15">
            <text:p>1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Scoloplos armiger</text:p>
          </table:table-cell>
          <table:table-cell table:style-name="ce37" office:value-type="float" office:value="4">
            <text:p>4</text:p>
          </table:table-cell>
          <table:table-cell table:style-name="ce23" office:value-type="float" office:value="355">
            <text:p>355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ravisia forbesii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72">
            <text:p>72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7" office:value-type="float" office:value="1">
            <text:p>1</text:p>
          </table:table-cell>
          <table:table-cell table:style-name="ce23" office:value-type="float" office:value="11">
            <text:p>11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V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tilus edulis</text:p>
          </table:table-cell>
          <table:table-cell table:style-name="ce37" office:value-type="float" office:value="28">
            <text:p>28</text:p>
          </table:table-cell>
          <table:table-cell table:style-name="ce23" office:value-type="float" office:value="9150">
            <text:p>9150,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V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Mya arenaria</text:p>
          </table:table-cell>
          <table:table-cell table:style-name="ce38" office:value-type="float" office:value="1">
            <text:p>1</text:p>
          </table:table-cell>
          <table:table-cell table:style-name="ce23" office:value-type="float" office:value="104">
            <text:p>104,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5">
            <text:p>55</text:p>
          </table:table-cell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06">
            <text:p>106</text:p>
          </table:table-cell>
          <table:table-cell table:style-name="ce4" office:value-type="float" office:value="33">
            <text:p>3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77">
            <text:p>77</text:p>
          </table:table-cell>
          <table:table-cell table:style-name="ce4" office:value-type="float" office:value="127">
            <text:p>12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34">
            <text:p>234</text:p>
          </table:table-cell>
          <table:table-cell table:style-name="ce4" office:value-type="float" office:value="85">
            <text:p>8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29">
            <text:p>29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838">
            <text:p>838</text:p>
          </table:table-cell>
          <table:table-cell table:style-name="ce4" office:value-type="float" office:value="185">
            <text:p>18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60">
            <text:p>36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00">
            <text:p>5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69">
            <text:p>6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48">
            <text:p>248</text:p>
          </table:table-cell>
          <table:table-cell table:style-name="ce4" office:value-type="float" office:value="81">
            <text:p>8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731">
            <text:p>731</text:p>
          </table:table-cell>
          <table:table-cell table:style-name="ce4" office:value-type="float" office:value="186">
            <text:p>18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0">
            <text:p>10</text:p>
          </table:table-cell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6200">
            <text:p>62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0">
            <text:p>110</text:p>
          </table:table-cell>
          <table:table-cell table:style-name="ce4" office:value-type="float" office:value="199">
            <text:p>19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string">
            <text:p>-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700">
            <text:p>7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09">
            <text:p>20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97">
            <text:p>497</text:p>
          </table:table-cell>
          <table:table-cell table:style-name="ce4" office:value-type="float" office:value="192">
            <text:p>19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87">
            <text:p>87</text:p>
          </table:table-cell>
          <table:table-cell table:style-name="ce4" office:value-type="float" office:value="23">
            <text:p>2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51">
            <text:p>51</text:p>
          </table:table-cell>
          <table:table-cell table:style-name="ce4" office:value-type="float" office:value="55">
            <text:p>5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80">
            <text:p>80</text:p>
          </table:table-cell>
          <table:table-cell table:style-name="ce4" office:value-type="float" office:value="34">
            <text:p>3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8">
            <text:p>1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7">
            <text:p>17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9">
            <text:p>1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Arenicola marin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2">
            <text:p>2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3">
            <text:p>3</text:p>
          </table:table-cell>
          <table:table-cell table:style-name="ce4" office:value-type="string">
            <text:p>I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600">
            <text:p>6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49">
            <text:p>249</text:p>
          </table:table-cell>
          <table:table-cell table:style-name="ce4" office:value-type="float" office:value="149">
            <text:p>14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2">
            <text:p>42</text:p>
          </table:table-cell>
          <table:table-cell table:style-name="ce4" office:value-type="float" office:value="40">
            <text:p>4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16">
            <text:p>16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9.8">
            <text:p>9,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8">
            <text:p>48</text:p>
          </table:table-cell>
          <table:table-cell table:style-name="ce4" office:value-type="float" office:value="32">
            <text:p>3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15">
            <text:p>1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Nemertini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18">
            <text:p>1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0">
            <text:p>1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96">
            <text:p>196</text:p>
          </table:table-cell>
          <table:table-cell table:style-name="ce4" office:value-type="float" office:value="86">
            <text:p>8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54">
            <text:p>54</text:p>
          </table:table-cell>
          <table:table-cell table:style-name="ce4" office:value-type="float" office:value="48">
            <text:p>4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17">
            <text:p>17</text:p>
          </table:table-cell>
          <table:table-cell table:style-name="ce4" office:value-type="float" office:value="11">
            <text:p>1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2">
            <text:p>2</text:p>
          </table:table-cell>
          <table:table-cell table:style-name="ce4" office:value-type="string">
            <text:p>I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7">
            <text:p>4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406">
            <text:p>406</text:p>
          </table:table-cell>
          <table:table-cell table:style-name="ce4" office:value-type="float" office:value="107">
            <text:p>10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26">
            <text:p>26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33">
            <text:p>3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212">
            <text:p>212</text:p>
          </table:table-cell>
          <table:table-cell table:style-name="ce4" office:value-type="float" office:value="36">
            <text:p>36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5">
            <text:p>5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219">
            <text:p>21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7">
            <text:p>7</text:p>
          </table:table-cell>
          <table:table-cell table:style-name="ce4" office:value-type="float" office:value="47">
            <text:p>4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9700">
            <text:p>97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3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.8">
            <text:p>2,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40">
            <text:p>40</text:p>
          </table:table-cell>
          <table:table-cell table:style-name="ce4" office:value-type="float" office:value="25">
            <text:p>2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2">
            <text:p>22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14">
            <text:p>14</text:p>
          </table:table-cell>
          <table:table-cell table:style-name="ce4" office:value-type="float" office:value="494">
            <text:p>49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olydora quadrilobata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5">
            <text:p>5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3">
            <text:p>13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581">
            <text:p>581</text:p>
          </table:table-cell>
          <table:table-cell table:style-name="ce4" office:value-type="float" office:value="148">
            <text:p>14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132">
            <text:p>132</text:p>
          </table:table-cell>
          <table:table-cell table:style-name="ce4" office:value-type="float" office:value="219">
            <text:p>21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23">
            <text:p>2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46">
            <text:p>46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9">
            <text:p>9</text:p>
          </table:table-cell>
          <table:table-cell table:style-name="ce4" office:value-type="float" office:value="13">
            <text:p>1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43">
            <text:p>43</text:p>
          </table:table-cell>
          <table:table-cell table:style-name="ce4" office:value-type="float" office:value="104">
            <text:p>10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32">
            <text:p>3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Phyllodoce groenland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23">
            <text:p>2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8">
            <text:p>8</text:p>
          </table:table-cell>
          <table:table-cell table:style-name="ce4" office:value-type="float" office:value="44">
            <text:p>4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32">
            <text:p>43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2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4">
            <text:p>34</text:p>
          </table:table-cell>
          <table:table-cell table:style-name="ce4" office:value-type="float" office:value="17200">
            <text:p>172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ygospio elegans</text:p>
          </table:table-cell>
          <table:table-cell table:style-name="ce39" office:value-type="float" office:value="11">
            <text:p>11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39" office:value-type="float" office:value="64">
            <text:p>64</text:p>
          </table:table-cell>
          <table:table-cell table:style-name="ce4" office:value-type="float" office:value="27">
            <text:p>2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Oligochaeta</text:p>
          </table:table-cell>
          <table:table-cell table:style-name="ce39" office:value-type="float" office:value="12">
            <text:p>12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Paranais littoralis</text:p>
          </table:table-cell>
          <table:table-cell table:style-name="ce39" office:value-type="float" office:value="25">
            <text:p>25</text:p>
          </table:table-cell>
          <table:table-cell table:style-name="ce4" office:value-type="float" office:value="4">
            <text:p>4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Scoloplos armiger</text:p>
          </table:table-cell>
          <table:table-cell table:style-name="ce39" office:value-type="float" office:value="4">
            <text:p>4</text:p>
          </table:table-cell>
          <table:table-cell table:style-name="ce4" office:value-type="float" office:value="99">
            <text:p>99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39" office:value-type="float" office:value="3">
            <text:p>3</text:p>
          </table:table-cell>
          <table:table-cell table:style-name="ce4" office:value-type="float" office:value="2">
            <text:p>2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ytilus edulis</text:p>
          </table:table-cell>
          <table:table-cell table:style-name="ce39" office:value-type="float" office:value="38">
            <text:p>38</text:p>
          </table:table-cell>
          <table:table-cell table:style-name="ce4" office:value-type="float" office:value="24500">
            <text:p>245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Fabricia sabella</text:p>
          </table:table-cell>
          <table:table-cell table:style-name="ce39" office:value-type="float" office:value="178">
            <text:p>178</text:p>
          </table:table-cell>
          <table:table-cell table:style-name="ce4" office:value-type="float" office:value="61">
            <text:p>6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Clitellio arenarius</text:p>
          </table:table-cell>
          <table:table-cell table:style-name="ce39" office:value-type="float" office:value="28">
            <text:p>28</text:p>
          </table:table-cell>
          <table:table-cell table:style-name="ce4" office:value-type="float" office:value="111">
            <text:p>11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Tubificoides benedeni</text:p>
          </table:table-cell>
          <table:table-cell table:style-name="ce39" office:value-type="float" office:value="61">
            <text:p>61</text:p>
          </table:table-cell>
          <table:table-cell table:style-name="ce4" office:value-type="float" office:value="118">
            <text:p>118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Capitella capitata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245</text:p>
          </table:table-cell>
          <table:table-cell table:style-name="ce4" office:value-type="string">
            <text:p>Tubifex costatus</text:p>
          </table:table-cell>
          <table:table-cell table:style-name="ce39" office:value-type="float" office:value="6">
            <text:p>6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3">
            <text:p>3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39" office:value-type="float" office:value="31">
            <text:p>31</text:p>
          </table:table-cell>
          <table:table-cell table:style-name="ce4" office:value-type="float" office:value="300">
            <text:p>3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4" office:value-type="string">
            <text:p>Macoma balthica</text:p>
          </table:table-cell>
          <table:table-cell table:style-name="ce39" office:value-type="float" office:value="2">
            <text:p>2</text:p>
          </table:table-cell>
          <table:table-cell table:style-name="ce4" office:value-type="float" office:value="1600">
            <text:p>160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style-name="ce2" office:value-type="float" office:value="1">
            <text:p>1</text:p>
          </table:table-cell>
          <table:table-cell table:style-name="ce4" office:value-type="string">
            <text:p>I-1</text:p>
          </table:table-cell>
          <table:table-cell table:style-name="ce16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39" office:value-type="float" office:value="1">
            <text:p>1</text:p>
          </table:table-cell>
          <table:table-cell table:style-name="ce4" office:value-type="float" office:value="4700">
            <text:p>47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7">
            <text:p>67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171">
            <text:p>17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0">
            <text:p>12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00">
            <text:p>3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91">
            <text:p>391</text:p>
          </table:table-cell>
          <table:table-cell table:style-name="ce3" office:value-type="float" office:value="189">
            <text:p>18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5">
            <text:p>15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7">
            <text:p>5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351">
            <text:p>35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8">
            <text:p>7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1">
            <text:p>4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70">
            <text:p>570</text:p>
          </table:table-cell>
          <table:table-cell table:style-name="ce3" office:value-type="float" office:value="100">
            <text:p>1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7">
            <text:p>87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8">
            <text:p>138</text:p>
          </table:table-cell>
          <table:table-cell table:style-name="ce3" office:value-type="float" office:value="138">
            <text:p>13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100">
            <text:p>11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340">
            <text:p>34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7900">
            <text:p>79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45">
            <text:p>4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5">
            <text:p>1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30">
            <text:p>30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08">
            <text:p>108</text:p>
          </table:table-cell>
          <table:table-cell table:style-name="ce3" office:value-type="float" office:value="130">
            <text:p>13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8">
            <text:p>48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08">
            <text:p>308</text:p>
          </table:table-cell>
          <table:table-cell table:style-name="ce3" office:value-type="float" office:value="90">
            <text:p>9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00">
            <text:p>4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19100">
            <text:p>191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8">
            <text:p>28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38">
            <text:p>338</text:p>
          </table:table-cell>
          <table:table-cell table:style-name="ce3" office:value-type="float" office:value="110">
            <text:p>1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309">
            <text:p>30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3">
            <text:p>103</text:p>
          </table:table-cell>
          <table:table-cell table:style-name="ce3" office:value-type="float" office:value="35">
            <text:p>3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150">
            <text:p>15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0">
            <text:p>60</text:p>
          </table:table-cell>
          <table:table-cell table:style-name="ce3" office:value-type="float" office:value="85">
            <text:p>8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2">
            <text:p>432</text:p>
          </table:table-cell>
          <table:table-cell table:style-name="ce3" office:value-type="float" office:value="121">
            <text:p>12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Hyale prevosti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Jaera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22">
            <text:p>2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94">
            <text:p>94</text:p>
          </table:table-cell>
          <table:table-cell table:style-name="ce3" office:value-type="float" office:value="24">
            <text:p>2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2">
            <text:p>32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37">
            <text:p>3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49">
            <text:p>49</text:p>
          </table:table-cell>
          <table:table-cell table:style-name="ce3" office:value-type="float" office:value="42">
            <text:p>4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4">
            <text:p>4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25">
            <text:p>2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989">
            <text:p>989</text:p>
          </table:table-cell>
          <table:table-cell table:style-name="ce3" office:value-type="float" office:value="91">
            <text:p>9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9">
            <text:p>89</text:p>
          </table:table-cell>
          <table:table-cell table:style-name="ce3" office:value-type="float" office:value="31">
            <text:p>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8">
            <text:p>58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400">
            <text:p>4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100">
            <text:p>100</text:p>
          </table:table-cell>
          <table:table-cell table:style-name="ce3" office:value-type="float" office:value="26">
            <text:p>2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0">
            <text:p>20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50">
            <text:p>50</text:p>
          </table:table-cell>
          <table:table-cell table:style-name="ce3" office:value-type="float" office:value="52">
            <text:p>5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Lineus rub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82">
            <text:p>8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2">
            <text:p>22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4">
            <text:p>14</text:p>
          </table:table-cell>
          <table:table-cell table:style-name="ce3" office:value-type="float" office:value="43">
            <text:p>4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1100">
            <text:p>110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27">
            <text:p>427</text:p>
          </table:table-cell>
          <table:table-cell table:style-name="ce3" office:value-type="float" office:value="131">
            <text:p>131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8">
            <text:p>8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8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5">
            <text:p>25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6">
            <text:p>36</text:p>
          </table:table-cell>
          <table:table-cell table:style-name="ce3" office:value-type="float" office:value="29">
            <text:p>2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80">
            <text:p>80</text:p>
          </table:table-cell>
          <table:table-cell table:style-name="ce3" office:value-type="float" office:value="30">
            <text:p>3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9">
            <text:p>29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235">
            <text:p>235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7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500">
            <text:p>50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5+418+2"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lliopius laeviscul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2">
            <text:p>14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obtus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Turtonia minut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14">
            <text:p>11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013">
            <text:p>101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8">
            <text:p>7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98">
            <text:p>9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table:formula="of:=108+285+382+9" office:value-type="float" office:value="784">
            <text:p>78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table:formula="of:=7+6+52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1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table:formula="of:=3+9+4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table:formula="of:=14+2+13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table:formula="of:=100+10+53" office:value-type="float" office:value="163">
            <text:p>16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table:formula="of:=77+44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table:formula="of:=35+13"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ttorina littore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udibranch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1">
            <text:p>1</text:p>
          </table:table-cell>
          <table:table-cell table:style-name="ce3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89">
            <text:p>48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Eteone long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05">
            <text:p>40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1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685">
            <text:p>68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erastoderma edule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3">
            <text:p>3</text:p>
          </table:table-cell>
          <table:table-cell table:style-name="ce3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10">
            <text:p>11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78">
            <text:p>17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41">
            <text:p>24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9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float" office:value="2">
            <text:p>2</text:p>
          </table:table-cell>
          <table:table-cell table:style-name="ce3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40">
            <text:p>540</text:p>
          </table:table-cell>
          <table:table-cell table:style-name="ce3" office:value-type="float" office:value="0.29">
            <text:p>0,2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433">
            <text:p>433</text:p>
          </table:table-cell>
          <table:table-cell table:style-name="ce3" office:value-type="float" office:value="0.174">
            <text:p>0,17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382">
            <text:p>382</text:p>
          </table:table-cell>
          <table:table-cell table:style-name="ce3" office:value-type="float" office:value="0.166">
            <text:p>0,16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12">
            <text:p>0,0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81">
            <text:p>81</text:p>
          </table:table-cell>
          <table:table-cell table:style-name="ce3" office:value-type="float" office:value="0.052">
            <text:p>0,05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Fabricia sabella</text:p>
          </table:table-cell>
          <table:table-cell table:style-name="ce40" office:value-type="float" office:value="588">
            <text:p>588</text:p>
          </table:table-cell>
          <table:table-cell table:style-name="ce3" office:value-type="float" office:value="0.286">
            <text:p>0,28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Fabricia sabell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06">
            <text:p>0,00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96">
            <text:p>96</text:p>
          </table:table-cell>
          <table:table-cell table:style-name="ce3" office:value-type="float" office:value="0.12">
            <text:p>0,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3">
            <text:p>0,01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03">
            <text:p>0,0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004">
            <text:p>0,00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Cricotopus sp</text:p>
          </table:table-cell>
          <table:table-cell table:style-name="ce40" office:value-type="float" office:value="44">
            <text:p>44</text:p>
          </table:table-cell>
          <table:table-cell table:style-name="ce3" office:value-type="float" office:value="0.005">
            <text:p>0,00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Cricotop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2">
            <text:p>0,0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09">
            <text:p>0,00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6">
            <text:p>6</text:p>
          </table:table-cell>
          <table:table-cell table:style-name="ce3" office:value-type="float" office:value="0.004">
            <text:p>0,00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5">
            <text:p>5</text:p>
          </table:table-cell>
          <table:table-cell table:style-name="ce26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5">
            <text:p>0,00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apitella capit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09">
            <text:p>0,00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apitella capit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6">
            <text:p>126</text:p>
          </table:table-cell>
          <table:table-cell table:style-name="ce3" office:value-type="float" office:value="0.099">
            <text:p>0,09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51">
            <text:p>51</text:p>
          </table:table-cell>
          <table:table-cell table:style-name="ce3" office:value-type="float" office:value="0.036">
            <text:p>0,03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2">
            <text:p>42</text:p>
          </table:table-cell>
          <table:table-cell table:style-name="ce3" office:value-type="float" office:value="0.042">
            <text:p>0,04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011">
            <text:p>0,01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459">
            <text:p>459</text:p>
          </table:table-cell>
          <table:table-cell table:style-name="ce3" office:value-type="float" office:value="0.237">
            <text:p>0,23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27">
            <text:p>127</text:p>
          </table:table-cell>
          <table:table-cell table:style-name="ce3" office:value-type="float" office:value="0.065">
            <text:p>0,06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21">
            <text:p>0,02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23">
            <text:p>23</text:p>
          </table:table-cell>
          <table:table-cell table:style-name="ce3" office:value-type="float" office:value="0.014">
            <text:p>0,01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ygospio elegans</text:p>
          </table:table-cell>
          <table:table-cell table:style-name="ce40" office:value-type="float" office:value="68">
            <text:p>68</text:p>
          </table:table-cell>
          <table:table-cell table:style-name="ce3" office:value-type="float" office:value="0.048">
            <text:p>0,04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ygospio elegan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6">
            <text:p>0,02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098">
            <text:p>0,09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9">
            <text:p>9</text:p>
          </table:table-cell>
          <table:table-cell table:style-name="ce3" office:value-type="float" office:value="0.072">
            <text:p>0,07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4">
            <text:p>0,00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Line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1">
            <text:p>11</text:p>
          </table:table-cell>
          <table:table-cell table:style-name="ce3" office:value-type="float" office:value="0.12">
            <text:p>0,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9">
            <text:p>19</text:p>
          </table:table-cell>
          <table:table-cell table:style-name="ce3" office:value-type="float" office:value="0.25">
            <text:p>0,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9">
            <text:p>0,00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7">
            <text:p>0,01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15">
            <text:p>0,01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5">
            <text:p>0,0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Scoloplos armiger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Scoloplos armiger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63">
            <text:p>0,06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3">
            <text:p>0,02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Nainereis quadricuspid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14">
            <text:p>114</text:p>
          </table:table-cell>
          <table:table-cell table:style-name="ce3" office:value-type="float" office:value="0.227">
            <text:p>0,22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2">
            <text:p>0,0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Clitellio arenari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61">
            <text:p>61</text:p>
          </table:table-cell>
          <table:table-cell table:style-name="ce3" office:value-type="float" office:value="0.027">
            <text:p>0,02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0.004">
            <text:p>0,00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style-name="ce40" office:value-type="float" office:value="7">
            <text:p>7</text:p>
          </table:table-cell>
          <table:table-cell table:style-name="ce3" office:value-type="float" office:value="0.003">
            <text:p>0,0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Enchytraeidae gen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34">
            <text:p>34</text:p>
          </table:table-cell>
          <table:table-cell table:style-name="ce3" office:value-type="float" office:value="1.69">
            <text:p>1,6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/>
          <table:table-cell table:style-name="ce3" office:value-type="float" office:value="1.27">
            <text:p>1,2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71">
            <text:p>71</text:p>
          </table:table-cell>
          <table:table-cell table:style-name="ce3" office:value-type="float" office:value="8.5">
            <text:p>8,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tilus edu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tilus edu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76">
            <text:p>0,7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7">
            <text:p>27</text:p>
          </table:table-cell>
          <table:table-cell table:style-name="ce3" office:value-type="float" office:value="0.019">
            <text:p>0,01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05">
            <text:p>0,00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4">
            <text:p>0,01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ex costat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11">
            <text:p>211</text:p>
          </table:table-cell>
          <table:table-cell table:style-name="ce3" office:value-type="float" office:value="0.337">
            <text:p>0,33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02">
            <text:p>0,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6">
            <text:p>26</text:p>
          </table:table-cell>
          <table:table-cell table:style-name="ce3" office:value-type="float" office:value="0.053">
            <text:p>0,05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0">
            <text:p>20</text:p>
          </table:table-cell>
          <table:table-cell table:style-name="ce26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3">
            <text:p>0,00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Tubificoides benedeni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1">
            <text:p>21</text:p>
          </table:table-cell>
          <table:table-cell table:style-name="ce3" office:value-type="float" office:value="0.019">
            <text:p>0,019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Olygochaeta long sick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2">
            <text:p>12</text:p>
          </table:table-cell>
          <table:table-cell table:style-name="ce3" office:value-type="float" office:value="0.12">
            <text:p>0,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2">
            <text:p>0,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2">
            <text:p>0,00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Littorina saxati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83">
            <text:p>2,8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4">
            <text:p>0,1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65">
            <text:p>0,6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133">
            <text:p>0,13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5">
            <text:p>5</text:p>
          </table:table-cell>
          <table:table-cell table:style-name="ce3" office:value-type="float" office:value="2.6">
            <text:p>2,6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acoma balthic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acoma balthica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1.32">
            <text:p>1,3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18">
            <text:p>0,01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style-name="ce40" office:value-type="float" office:value="16">
            <text:p>16</text:p>
          </table:table-cell>
          <table:table-cell table:style-name="ce3" office:value-type="float" office:value="0.012">
            <text:p>0,012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olydora quadrilobat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mphiporus lactifloreu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style-name="ce40" office:value-type="float" office:value="3">
            <text:p>3</text:p>
          </table:table-cell>
          <table:table-cell table:style-name="ce3" office:value-type="float" office:value="0.001">
            <text:p>0,0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Paranais lit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7">
            <text:p>0,00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4">
            <text:p>4</text:p>
          </table:table-cell>
          <table:table-cell table:style-name="ce3" office:value-type="float" office:value="0.025">
            <text:p>0,025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008">
            <text:p>0,00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3">
            <text:p>0,01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0">
            <text:p>10</text:p>
          </table:table-cell>
          <table:table-cell table:style-name="ce3" office:value-type="float" office:value="0.144">
            <text:p>0,144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Onisimus (Pseudalibrotus) litoralis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Onisimus (Pseudalibrotus) litoralis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1">
            <text:p>0,0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style-name="ce40" office:value-type="float" office:value="2">
            <text:p>2</text:p>
          </table:table-cell>
          <table:table-cell table:style-name="ce3" office:value-type="float" office:value="0.8">
            <text:p>0,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Mya arenari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style-name="ce40" office:value-type="float" office:value="13">
            <text:p>13</text:p>
          </table:table-cell>
          <table:table-cell table:style-name="ce3" office:value-type="float" office:value="0.043">
            <text:p>0,04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6" office:value-type="string">
            <text:p>Gammarus sp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1">
            <text:p>1</text:p>
          </table:table-cell>
          <table:table-cell table:style-name="ce14" office:value-type="string">
            <text:p>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2">
            <text:p>2</text:p>
          </table:table-cell>
          <table:table-cell table:style-name="ce14" office:value-type="string">
            <text:p>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1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2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245</text:p>
          </table:table-cell>
          <table:table-cell table:style-name="ce3" office:value-type="string">
            <text:p>Arenicola marina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float" office:value="3">
            <text:p>3</text:p>
          </table:table-cell>
          <table:table-cell table:style-name="ce14" office:value-type="string">
            <text:p>III-3</text:p>
          </table:table-cell>
          <table:table-cell table:style-name="ce14" office:value-type="string">
            <text:p>30</text:p>
          </table:table-cell>
          <table:table-cell table:style-name="ce3" office:value-type="string">
            <text:p>Arenicola marina</text:p>
          </table:table-cell>
          <table:table-cell table:style-name="ce40" office:value-type="float" office:value="1">
            <text:p>1</text:p>
          </table:table-cell>
          <table:table-cell table:style-name="ce3" office:value-type="float" office:value="0.044">
            <text:p>0,044</text:p>
          </table:table-cell>
        </table:table-row>
        <table:table-row table:style-name="ro3" table:number-rows-repeated="104751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>
        <table:named-expression table:name="SHARED_FORMULA_6_108_6_108_0" table:base-cell-address="$all_base.$G$109" table:expression="([.E109]*30)"/>
        <table:named-expression table:name="SHARED_FORMULA_6_115_6_115_0" table:base-cell-address="$all_base.$G$116" table:expression="[.E116]*10"/>
        <table:named-expression table:name="SHARED_FORMULA_6_116_6_116_0" table:base-cell-address="$all_base.$G$117" table:expression="([.E117]*245)"/>
        <table:named-expression table:name="SHARED_FORMULA_6_118_6_118_0" table:base-cell-address="$all_base.$G$119" table:expression="[.E119]*245"/>
        <table:named-expression table:name="SHARED_FORMULA_6_124_6_124_0" table:base-cell-address="$all_base.$G$125" table:expression="([.E125]*30)"/>
        <table:named-expression table:name="SHARED_FORMULA_6_125_6_125_0" table:base-cell-address="$all_base.$G$126" table:expression="[.E126]*30"/>
        <table:named-expression table:name="SHARED_FORMULA_6_132_6_132_0" table:base-cell-address="$all_base.$G$133" table:expression="([.E133]*245)"/>
        <table:named-expression table:name="SHARED_FORMULA_6_138_6_138_0" table:base-cell-address="$all_base.$G$139" table:expression="[.E139]*245"/>
        <table:named-expression table:name="SHARED_FORMULA_6_147_6_147_0" table:base-cell-address="$all_base.$G$148" table:expression="[.E148]*30"/>
        <table:named-expression table:name="SHARED_FORMULA_6_156_6_156_0" table:base-cell-address="$all_base.$G$157" table:expression="([.E157]*30)"/>
        <table:named-expression table:name="SHARED_FORMULA_6_167_6_167_0" table:base-cell-address="$all_base.$G$168" table:expression="[.E168]*10"/>
        <table:named-expression table:name="SHARED_FORMULA_6_174_6_174_0" table:base-cell-address="$all_base.$G$175" table:expression="[.E175]*30"/>
        <table:named-expression table:name="SHARED_FORMULA_6_192_6_192_0" table:base-cell-address="$all_base.$G$193" table:expression="[.E193]*10"/>
        <table:named-expression table:name="SHARED_FORMULA_6_1_6_1_0" table:base-cell-address="$all_base.$G$2" table:expression="([.E2]*245)"/>
        <table:named-expression table:name="SHARED_FORMULA_6_204_6_204_0" table:base-cell-address="$all_base.$G$205" table:expression="[.E205]*10"/>
        <table:named-expression table:name="SHARED_FORMULA_6_24_6_24_0" table:base-cell-address="$all_base.$G$25" table:expression="([.E25]*30)"/>
        <table:named-expression table:name="SHARED_FORMULA_6_47_6_47_0" table:base-cell-address="$all_base.$G$48" table:expression="[.E48]*30"/>
        <table:named-expression table:name="SHARED_FORMULA_6_51_6_51_0" table:base-cell-address="$all_base.$G$52" table:expression="([.E52]*245)"/>
        <table:named-expression table:name="SHARED_FORMULA_6_60_6_60_0" table:base-cell-address="$all_base.$G$61" table:expression="([.E61]*245)"/>
        <table:named-expression table:name="SHARED_FORMULA_6_71_6_71_0" table:base-cell-address="$all_base.$G$72" table:expression="[.E72]*245"/>
        <table:named-expression table:name="SHARED_FORMULA_6_77_6_77_0" table:base-cell-address="$all_base.$G$78" table:expression="[.E78]*30"/>
        <table:named-expression table:name="SHARED_FORMULA_6_78_6_78_0" table:base-cell-address="$all_base.$G$79" table:expression="([.E79]*30)"/>
        <table:named-expression table:name="SHARED_FORMULA_6_83_6_83_0" table:base-cell-address="$all_base.$G$84" table:expression="([.E84]*245)"/>
        <table:named-expression table:name="SHARED_FORMULA_6_88_6_88_0" table:base-cell-address="$all_base.$G$89" table:expression="[.E89]*10"/>
        <table:named-expression table:name="SHARED_FORMULA_6_89_6_89_0" table:base-cell-address="$all_base.$G$90" table:expression="([.E90]*30)"/>
        <table:named-expression table:name="SHARED_FORMULA_6_94_6_94_0" table:base-cell-address="$all_base.$G$95" table:expression="([.E95]*245)"/>
        <table:named-expression table:name="SHARED_FORMULA_7_118_7_118_0" table:base-cell-address="$all_base.$H$119" table:expression="([.F119]*245)/1000"/>
        <table:named-expression table:name="SHARED_FORMULA_7_125_7_125_0" table:base-cell-address="$all_base.$H$126" table:expression="([.F126]*30)/1000"/>
        <table:named-expression table:name="SHARED_FORMULA_7_132_7_132_0" table:base-cell-address="$all_base.$H$133" table:expression="([.F133]*245)"/>
        <table:named-expression table:name="SHARED_FORMULA_7_138_7_138_0" table:base-cell-address="$all_base.$H$139" table:expression="([.F139]*245)/1000"/>
        <table:named-expression table:name="SHARED_FORMULA_7_147_7_147_0" table:base-cell-address="$all_base.$H$148" table:expression="([.F148]*30)/1000"/>
        <table:named-expression table:name="SHARED_FORMULA_7_174_7_174_0" table:base-cell-address="$all_base.$H$175" table:expression="([.F175]*30)/1000"/>
        <table:named-expression table:name="SHARED_FORMULA_7_192_7_192_0" table:base-cell-address="$all_base.$H$193" table:expression="([.F193]*10)/1000"/>
        <table:named-expression table:name="SHARED_FORMULA_7_1_7_1_0" table:base-cell-address="$all_base.$H$2" table:expression="([.F2]*245)"/>
        <table:named-expression table:name="SHARED_FORMULA_7_24_7_24_0" table:base-cell-address="$all_base.$H$25" table:expression="([.F25]*30)"/>
        <table:named-expression table:name="SHARED_FORMULA_7_47_7_47_0" table:base-cell-address="$all_base.$H$48" table:expression="([.F48]*30)/1000"/>
        <table:named-expression table:name="SHARED_FORMULA_7_60_7_60_0" table:base-cell-address="$all_base.$H$61" table:expression="([.F61]*245)"/>
        <table:named-expression table:name="SHARED_FORMULA_7_71_7_71_0" table:base-cell-address="$all_base.$H$72" table:expression="([.F72]*245)/1000"/>
        <table:named-expression table:name="SHARED_FORMULA_7_77_7_77_0" table:base-cell-address="$all_base.$H$78" table:expression="([.F78]*30)/1000"/>
        <table:named-expression table:name="SHARED_FORMULA_7_94_7_94_0" table:base-cell-address="$all_base.$H$95" table:expression="([.F95]*245)"/>
      </table:named-expressions>
      <table:database-ranges>
        <table:database-range table:name="__Anonymous_Sheet_DB__0" table:target-range-address="all_base.A1:all_base.G1138" table:display-filter-buttons="true">
          <table:filter>
            <table:filter-and>
              <table:filter-condition table:field-number="2" table:value="VII-3" table:operator="=">
                <table:filter-set-item table:value="VII-3"/>
                <table:filter-set-item table:value="VII-2"/>
                <table:filter-set-item table:value="VIII-3"/>
                <table:filter-set-item table:value="VII-1"/>
                <table:filter-set-item table:value="V-3"/>
                <table:filter-set-item table:value="VI-3"/>
                <table:filter-set-item table:value="VI-2"/>
                <table:filter-set-item table:value="VI-1"/>
                <table:filter-set-item table:value="IV-1"/>
                <table:filter-set-item table:value="I-1"/>
                <table:filter-set-item table:value="III-3"/>
                <table:filter-set-item table:value="I-3"/>
                <table:filter-set-item table:value="III-2"/>
                <table:filter-set-item table:value="I-2"/>
                <table:filter-set-item table:value="II-1"/>
                <table:filter-set-item table:value="III-1"/>
                <table:filter-set-item table:value="V-2"/>
                <table:filter-set-item table:value="V-1"/>
                <table:filter-set-item table:value="VIII-2"/>
                <table:filter-set-item table:value="II-3"/>
                <table:filter-set-item table:value="IV-3"/>
                <table:filter-set-item table:value="VIII-1"/>
                <table:filter-set-item table:value="II-2"/>
                <table:filter-set-item table:value="IV-2"/>
              </table:filter-condition>
            </table:filter-and>
          </table:filter>
        </table:database-range>
        <table:database-range table:name="__Anonymous_Sheet_DB__1" table:target-range-address="'without M'.A1:'without M'.G10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 Cyr" svg:font-family="'Arial Cyr'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3P0"/>
    </number:currency-style>
    <number:number-style style:name="N106P0" style:volatile="true">
      <number:number number:decimal-places="0" number:min-integer-digits="1" number:grouping="true"/>
      <number:text>р.</number:text>
    </number:number-style>
    <number:number-style style:name="N106">
      <number:text>-</number:text>
      <number:number number:decimal-places="0" number:min-integer-digits="1" number:grouping="true"/>
      <number:text>р.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р.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р.</number:text>
    </number:number-style>
    <number:number-style style:name="N108">
      <number:text>-</number:text>
      <number:number number:decimal-places="2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р. </number:text>
    </number:number-style>
    <number:number-style style:name="N115P1" style:volatile="true">
      <number:text>-</number:text>
      <number:number number:decimal-places="0" number:min-integer-digits="1" number:grouping="true"/>
      <number:text>р. </number:text>
    </number:number-style>
    <number:number-style style:name="N115P2" style:volatile="true">
      <number:text> -р.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р. </number:text>
    </number:number-style>
    <number:number-style style:name="N117P1" style:volatile="true">
      <number:text>-</number:text>
      <number:number number:decimal-places="2" number:min-integer-digits="1" number:grouping="true"/>
      <number:text>р. </number:text>
    </number:number-style>
    <number:number-style style:name="N117P2" style:volatile="true">
      <number:text> -</number:text>
      <number:number number:decimal-places="0" number:min-integer-digits="0"/>
      <number:text>р.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P0" style:volatile="true">
      <number:number number:decimal-places="0" number:min-integer-digits="1" number:grouping="true"/>
      <number:text>руб.</number:text>
    </number:number-style>
    <number:number-style style:name="N125">
      <number:text>-</number:text>
      <number:number number:decimal-places="0" number:min-integer-digits="1" number:grouping="true"/>
      <number:text>руб.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  <number:text>руб.</number:text>
    </number:number-style>
    <number:number-style style:name="N126">
      <style:text-properties fo:color="#ff0000"/>
      <number:text>-</number:text>
      <number:number number:decimal-places="0" number:min-integer-digits="1" number:grouping="true"/>
      <number:text>руб.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руб.</number:text>
    </number:number-style>
    <number:number-style style:name="N127">
      <number:text>-</number:text>
      <number:number number:decimal-places="2" number:min-integer-digits="1" number:grouping="true"/>
      <number:text>руб.</number:text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  <number:text>руб.</number:text>
    </number:number-style>
    <number:number-style style:name="N128">
      <style:text-properties fo:color="#ff0000"/>
      <number:text>-</number:text>
      <number:number number:decimal-places="2" number:min-integer-digits="1" number:grouping="true"/>
      <number:text>руб.</number:text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       </number:text>
    </number:number-style>
    <number:number-style style:name="N129P1" style:volatile="true">
      <number:text>-</number:text>
      <number:number number:decimal-places="0" number:min-integer-digits="1" number:grouping="true"/>
      <number:text>        </number:text>
    </number:number-style>
    <number:number-style style:name="N129P2" style:volatile="true">
      <number:text> - 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number number:decimal-places="0" number:min-integer-digits="1" number:grouping="true"/>
      <number:text>руб. </number:text>
    </number:number-style>
    <number:number-style style:name="N130P1" style:volatile="true">
      <number:text>-</number:text>
      <number:number number:decimal-places="0" number:min-integer-digits="1" number:grouping="true"/>
      <number:text>руб. </number:text>
    </number:number-style>
    <number:number-style style:name="N130P2" style:volatile="true">
      <number:text> -руб.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       </number:text>
    </number:number-style>
    <number:number-style style:name="N131P1" style:volatile="true">
      <number:text>-</number:text>
      <number:number number:decimal-places="2" number:min-integer-digits="1" number:grouping="true"/>
      <number:text>        </number:text>
    </number:number-style>
    <number:number-style style:name="N131P2" style:volatile="true">
      <number:text> -</number:text>
      <number:number number:decimal-places="0" number:min-integer-digits="0"/>
      <number:text>    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руб. </number:text>
    </number:number-style>
    <number:number-style style:name="N132P1" style:volatile="true">
      <number:text>-</number:text>
      <number:number number:decimal-places="2" number:min-integer-digits="1" number:grouping="true"/>
      <number:text>руб. </number:text>
    </number:number-style>
    <number:number-style style:name="N132P2" style:volatile="true">
      <number:text> -</number:text>
      <number:number number:decimal-places="0" number:min-integer-digits="0"/>
      <number:text>руб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text> </number:text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number:number number: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$</number:text>
      <number:number number:decimal-places="2" number:min-integer-digits="1" number:grouping="true"/>
      <number:text> </number:text>
    </number:number-style>
    <number:number-style style:name="N137P1" style:volatile="true">
      <number:text> $(</number:text>
      <number:number number:decimal-places="2" number:min-integer-digits="1" number:grouping="true"/>
      <number:text>)</number:text>
    </number:number-style>
    <number:number-style style:name="N137P2" style:volatile="true">
      <number:text> $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38">
      <number:month number:textual="true"/>
      <number:text>.</number:text>
      <number:year number:style="long"/>
    </number:date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phia Nazarova</meta:initial-creator>
    <meta:creation-date>2014-03-31T11:50:58</meta:creation-date>
    <dc:date>2014-03-31T12:57:22</dc:date>
    <dc:creator>Sophia Nazarova</dc:creator>
    <meta:editing-duration>PT1H3M28S</meta:editing-duration>
    <meta:editing-cycles>2</meta:editing-cycles>
    <meta:generator>LibreOffice/3.6$Linux_X86_64 LibreOffice_project/360m1$Build-2</meta:generator>
    <meta:document-statistic meta:table-count="2" meta:cell-count="13739" meta:object-count="0"/>
  </office:meta>
</office:document-meta>
</file>